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56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7.07mm"/>
    </style:style>
    <style:style style:name="co7" style:family="table-column">
      <style:table-column-properties fo:break-before="auto" style:column-width="7.62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10.62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2mm" fo:break-before="auto" style:use-optimal-row-height="true"/>
    </style:style>
    <style:style style:name="ro3" style:family="table-row">
      <style:table-row-properties style:row-height="24.59mm" fo:break-before="auto" style:use-optimal-row-height="true"/>
    </style:style>
    <style:style style:name="ro4" style:family="table-row">
      <style:table-row-properties style:row-height="29.56mm" fo:break-before="auto" style:use-optimal-row-height="false"/>
    </style:style>
    <style:style style:name="ro5" style:family="table-row">
      <style:table-row-properties style:row-height="11.57mm" fo:break-before="auto" style:use-optimal-row-height="true"/>
    </style:style>
    <style:style style:name="ro6" style:family="table-row">
      <style:table-row-properties style:row-height="15.26mm" fo:break-before="auto" style:use-optimal-row-height="true"/>
    </style:style>
    <style:style style:name="ro7" style:family="table-row">
      <style:table-row-properties style:row-height="22.63mm" fo:break-before="auto" style:use-optimal-row-height="true"/>
    </style:style>
    <style:style style:name="ro8" style:family="table-row">
      <style:table-row-properties style:row-height="40.34mm" fo:break-before="auto" style:use-optimal-row-height="false"/>
    </style:style>
    <style:style style:name="ro9" style:family="table-row">
      <style:table-row-properties style:row-height="16.79mm" fo:break-before="auto" style:use-optimal-row-height="false"/>
    </style:style>
    <style:style style:name="ro10" style:family="table-row">
      <style:table-row-properties style:row-height="24.27mm" fo:break-before="auto" style:use-optimal-row-height="true"/>
    </style:style>
    <style:style style:name="ro11" style:family="table-row">
      <style:table-row-properties style:row-height="43.57mm" fo:break-before="auto" style:use-optimal-row-height="true"/>
    </style:style>
    <style:style style:name="ro12" style:family="table-row">
      <style:table-row-properties style:row-height="14.94mm" fo:break-before="auto" style:use-optimal-row-height="true"/>
    </style:style>
    <style:style style:name="ro13" style:family="table-row">
      <style:table-row-properties style:row-height="26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order-bottom="0.51pt solid #000001" fo:background-color="#ffffff" style:text-align-source="fix" style:repeat-content="false" fo:wrap-option="wrap" fo:border-left="0.51pt solid #000001" fo:border-right="none" fo:border-top="0.06pt solid #000001" style:vertical-align="middle"/>
      <style:paragraph-properties fo:text-align="start" fo:margin-left="0mm"/>
      <style:text-properties fo:color="#00000a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1" fo:background-color="#ffffff" style:text-align-source="fix" style:repeat-content="false" fo:wrap-option="wrap" fo:border-left="0.51pt solid #000001" fo:border-right="none" fo:border-top="0.06pt solid #000001" style:vertical-align="middle"/>
      <style:paragraph-properties fo:text-align="start" fo:margin-left="0mm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a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1" fo:background-color="#ffffff" style:text-align-source="fix" style:repeat-content="false" fo:border-left="0.51pt solid #000001" fo:border-right="none" fo:border-top="0.06pt solid #000001" style:vertical-align="middle"/>
      <style:paragraph-properties fo:text-align="start" fo:margin-left="0mm"/>
      <style:text-properties fo:color="#00000a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1" fo:background-color="#ffffff" style:text-align-source="fix" style:repeat-content="false" fo:wrap-option="wrap" fo:border-left="0.51pt solid #000001" fo:border-right="none" fo:border-top="0.06pt solid #000001" style:vertical-align="middle"/>
      <style:paragraph-properties fo:text-align="start" fo:margin-left="0mm"/>
      <style:text-properties fo:color="#00000a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wrap-option="wrap" fo:border="0.06pt solid #000000" style:rotation-angle="90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wrap-option="wrap" fo:border="0.06pt solid #000000"/>
      <style:text-properties style:text-underline-style="none"/>
    </style:style>
    <style:style style:name="ce14" style:family="table-cell" style:parent-style-name="Default" style:data-style-name="N1">
      <style:table-cell-properties fo:wrap-option="wrap" fo:border="0.06pt solid #000000"/>
      <style:text-properties style:text-underline-style="none"/>
    </style:style>
    <style:style style:name="ce15" style:family="table-cell" style:parent-style-name="Default" style:data-style-name="N1">
      <style:text-properties style:text-underline-style="none"/>
    </style:style>
    <style:style style:name="ce16" style:family="table-cell" style:parent-style-name="Default" style:data-style-name="N1">
      <style:table-cell-properties fo:border="0.06pt solid #000000"/>
    </style:style>
    <style:style style:name="ce17" style:family="table-cell" style:parent-style-name="Default" style:data-style-name="N1">
      <style:table-cell-properties fo:border="0.06pt solid #000000"/>
      <style:text-properties style:text-underline-style="none"/>
    </style:style>
    <style:style style:name="ce18" style:family="table-cell" style:parent-style-name="Default" style:data-style-name="N1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11">
      <style:table-cell-properties fo:border-bottom="0.06pt solid #000001" fo:background-color="#ffffff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">
      <style:table-cell-properties fo:wrap-option="wrap" fo:border="0.06pt solid #000000"/>
    </style:style>
    <style:style style:name="ce21" style:family="table-cell" style:parent-style-name="Default" style:data-style-name="N11">
      <style:table-cell-properties fo:wrap-option="wrap"/>
    </style:style>
    <style:style style:name="ce22" style:family="table-cell" style:parent-style-name="Default">
      <style:table-cell-properties fo:background-color="#dddddd" fo:wrap-option="wrap" fo:border="0.06pt solid #000000" style:rotation-angle="90"/>
    </style:style>
    <style:style style:name="ce23" style:family="table-cell" style:parent-style-name="Default" style:data-style-name="N1">
      <style:table-cell-properties fo:background-color="#dddddd" fo:wrap-option="wrap" fo:border="0.06pt solid #000000"/>
    </style:style>
    <style:style style:name="ce24" style:family="table-cell" style:parent-style-name="Default" style:data-style-name="N1">
      <style:table-cell-properties fo:background-color="#dddddd" fo:border="0.06pt solid #000000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6" table:style-name="ce9"/>
          <table:table-cell table:style-name="ce19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1">Buzón de tareas llamado “Mapa conceptual unidad I”</text:span></text:p>
          </table:table-cell>
          <table:covered-table-cell table:number-columns-repeated="6" table:style-name="ce9"/>
          <table:table-cell table:style-name="ce19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7" table:number-rows-spanned="1">
            <text:p>E. Incorpora conocimientos y actividades interdisciplinarias en su aprendizaje. </text:p>
            <text:p>buzón de actividades “Ejercicios básicos algoritmos</text:p>
            <text:p><text:span text:style-name="T1">Ejercicios algoritmos nivel intermedio</text:span></text:p>
            <text:p><text:span text:style-name="T1">Ejercicios algoritmos nivel avanzando</text:span></text:p>
            <text:p><text:span text:style-name="T1">Problemario propuesto por el asesor “Diseño de funciones parte I</text:span></text:p>
            <text:p><text:span text:style-name="T1">Buzón de tareas “Diseño de funciones parte II”  </text:span></text:p>
          </table:table-cell>
          <table:covered-table-cell table:number-columns-repeated="6" table:style-name="ce9"/>
          <table:table-cell table:style-name="ce19" office:value-type="percentage" office:value="0.7" calcext:value-type="percentage">
            <text:p>70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6" table:style-name="ce9"/>
          <table:table-cell table:style-name="ce19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 table:number-rows-repeated="5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5" office:value-type="string" calcext:value-type="string">
            <text:p>Estudiante</text:p>
          </table:table-cell>
          <table:table-cell table:style-name="ce10" office:value-type="string" calcext:value-type="string">
            <text:p>Ejercicios básicos algoritmos parte I→ Indicador (E)</text:p>
          </table:table-cell>
          <table:table-cell table:style-name="ce10" office:value-type="string" calcext:value-type="string">
            <text:p>Ejercicios básicos algoritmos parte II → Indicador (E)</text:p>
          </table:table-cell>
          <table:table-cell table:style-name="ce10" office:value-type="string" calcext:value-type="string">
            <text:p>Ejercicios básicos algoritmos parte III (condicionales)→ Indicador E</text:p>
          </table:table-cell>
          <table:table-cell table:style-name="ce10" office:value-type="string" calcext:value-type="string">
            <text:p>Concptos básicos de la algoritmia (PS, diagramas, algoritmos)→Indicador (B)</text:p>
          </table:table-cell>
          <table:table-cell table:style-name="ce10" office:value-type="string" calcext:value-type="string">
            <text:p>Promedio indicador A</text:p>
          </table:table-cell>
          <table:table-cell table:style-name="ce10" office:value-type="string" calcext:value-type="string">
            <text:p>Promedio indicador B</text:p>
          </table:table-cell>
          <table:table-cell table:style-name="ce10" office:value-type="string" calcext:value-type="string">
            <text:p>Promedio indicador E</text:p>
          </table:table-cell>
          <table:table-cell table:style-name="ce10" office:value-type="string" calcext:value-type="string">
            <text:p>Promedio indicador F</text:p>
          </table:table-cell>
          <table:table-cell table:style-name="ce10" office:value-type="string" calcext:value-type="string">
            <text:p>Promedio Unidad I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3]*[.H$4])/1)" office:value-type="float" office:value="10" calcext:value-type="float">
            <text:p>10</text:p>
          </table:table-cell>
          <table:table-cell table:style-name="ce20" table:formula="of:=((SUM([.B13:.D13])/3)*[.H$5]/1)" office:value-type="float" office:value="67.6666666666667" calcext:value-type="float">
            <text:p>68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formula="of:=SUM([.F13:.I13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5"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0" calcext:value-type="float">
            <text:p>9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4]*[.H$4])/1)" office:value-type="float" office:value="10" calcext:value-type="float">
            <text:p>10</text:p>
          </table:table-cell>
          <table:table-cell table:style-name="ce20" table:formula="of:=((SUM([.B14:.D14])/3)*[.H$5]/1)" office:value-type="float" office:value="43.1666666666667" calcext:value-type="float">
            <text:p>43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formula="of:=SUM([.F14:.I14])" office:value-type="float" office:value="73.1666666666667" calcext:value-type="float">
            <text:p>7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95" calcext:value-type="float">
            <text:p>9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5]*[.H$4])/1)" office:value-type="float" office:value="10" calcext:value-type="float">
            <text:p>10</text:p>
          </table:table-cell>
          <table:table-cell table:style-name="ce20" table:formula="of:=((SUM([.B15:.D15])/3)*[.H$5]/1)" office:value-type="float" office:value="45.5" calcext:value-type="float">
            <text:p>46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formula="of:=SUM([.F15:.I15])" office:value-type="float" office:value="75.5" calcext:value-type="float">
            <text:p>7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6]*[.H$4])/1)" office:value-type="float" office:value="10" calcext:value-type="float">
            <text:p>10</text:p>
          </table:table-cell>
          <table:table-cell table:style-name="ce20" table:formula="of:=((SUM([.B16:.D16])/3)*[.H$5]/1)" office:value-type="float" office:value="67.6666666666667" calcext:value-type="float">
            <text:p>68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formula="of:=SUM([.F16:.I16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7]*[.H$4])/1)" office:value-type="float" office:value="10" calcext:value-type="float">
            <text:p>10</text:p>
          </table:table-cell>
          <table:table-cell table:style-name="ce20" table:formula="of:=((SUM([.B17:.D17])/3)*[.H$5]/1)" office:value-type="float" office:value="68.8333333333333" calcext:value-type="float">
            <text:p>69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formula="of:=SUM([.F17:.I17])" office:value-type="float" office:value="98.8333333333333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Palafox Prado Cecilia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8]*[.H$4])/1)" office:value-type="float" office:value="10" calcext:value-type="float">
            <text:p>10</text:p>
          </table:table-cell>
          <table:table-cell table:style-name="ce20" table:formula="of:=((SUM([.B18:.D18])/3)*[.H$5]/1)" office:value-type="float" office:value="67.6666666666667" calcext:value-type="float">
            <text:p>68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formula="of:=SUM([.F18:.I18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9]*[.H$4])/1)" office:value-type="float" office:value="10" calcext:value-type="float">
            <text:p>10</text:p>
          </table:table-cell>
          <table:table-cell table:style-name="ce20" table:formula="of:=((SUM([.B19:.D19])/3)*[.H$5]/1)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formula="of:=SUM([.F19:.I19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e la Cruz Mejìa <text:s/>Efraín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20]*[.H$4])/1)" office:value-type="float" office:value="10" calcext:value-type="float">
            <text:p>10</text:p>
          </table:table-cell>
          <table:table-cell table:style-name="ce20" table:formula="of:=((SUM([.B20:.D20])/3)*[.H$5]/1)" office:value-type="float" office:value="46.6666666666667" calcext:value-type="float">
            <text:p>47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formula="of:=SUM([.F20:.I20])" office:value-type="float" office:value="76.6666666666667" calcext:value-type="float">
            <text:p>7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21]*[.H$4])/1)" office:value-type="float" office:value="10" calcext:value-type="float">
            <text:p>10</text:p>
          </table:table-cell>
          <table:table-cell table:style-name="ce20" table:formula="of:=((SUM([.B21:.D21])/3)*[.H$5]/1)" office:value-type="float" office:value="22.1666666666667" calcext:value-type="float">
            <text:p>22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formula="of:=SUM([.F21:.I21])" office:value-type="float" office:value="52.1666666666667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Andrade Salamanca Kimberly Alexa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22]*[.H$4])/1)" office:value-type="float" office:value="10" calcext:value-type="float">
            <text:p>10</text:p>
          </table:table-cell>
          <table:table-cell table:style-name="ce20" table:formula="of:=((SUM([.B22:.D22])/3)*[.H$5]/1)" office:value-type="float" office:value="67.6666666666667" calcext:value-type="float">
            <text:p>68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formula="of:=SUM([.F22:.I22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23]*[.H$4])/1)" office:value-type="float" office:value="10" calcext:value-type="float">
            <text:p>10</text:p>
          </table:table-cell>
          <table:table-cell table:style-name="ce20" table:formula="of:=((SUM([.B23:.D23])/3)*[.H$5]/1)" office:value-type="float" office:value="22.1666666666667" calcext:value-type="float">
            <text:p>22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formula="of:=SUM([.F23:.I23])" office:value-type="float" office:value="52.1666666666667" calcext:value-type="float">
            <text:p>5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6" office:value-type="string" calcext:value-type="string" table:number-columns-spanned="10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9" table:style-name="ce11"/>
          <table:table-cell table:style-name="ce19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6">
          <table:table-cell table:style-name="ce6" office:value-type="string" calcext:value-type="string" table:number-columns-spanned="10" table:number-rows-spanned="1">
            <text:p>B. Hace aportaciones a las actividades académicas desarrolladas. Aporta ideas y conceptos relevantes sobre los temas a discutir en clase.</text:p>
            <text:p><text:span text:style-name="T1">Aporta ideas claras y coherentes en las plenarias y lluvia de ideas llevadas a cabo en la clase presencial.</text:span></text:p>
            <text:p><text:span text:style-name="T1">Toma notas y analiza los recursos literarios acerca de los temas de la unidad.</text:span></text:p>
            <text:p><text:span text:style-name="T1">Trabaja en forma individual y colaborativa con sus pares</text:span></text:p>
          </table:table-cell>
          <table:covered-table-cell table:number-columns-repeated="9" table:style-name="ce11"/>
          <table:table-cell table:style-name="ce19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7">
          <table:table-cell table:style-name="ce6" office:value-type="string" calcext:value-type="string" table:number-columns-spanned="10" table:number-rows-spanned="1">
            <text:p>E. Incorpora conocimientos y actividades interdisciplinarias en su aprendizaje. </text:p>
            <text:p><text:span text:style-name="T1">Buzón de tareas “Conceptos básicos de la programación”</text:span></text:p>
            <text:p><text:span text:style-name="T1">Buzón de tareas “Características de un lenguaje de programación”</text:span></text:p>
            <text:p><text:span text:style-name="T1">Buzón de tareas “Elementos de un programa”</text:span></text:p>
            <text:p><text:span text:style-name="T1">Buzón de tareas “Elementos del lenguaje c”</text:span></text:p>
            <text:p><text:span text:style-name="T1">Buzón de tareas “Traducción de un programa”</text:span></text:p>
          </table:table-cell>
          <table:covered-table-cell table:number-columns-repeated="9" table:style-name="ce11"/>
          <table:table-cell table:style-name="ce19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0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9" table:style-name="ce11"/>
          <table:table-cell table:style-name="ce19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1020"/>
        </table:table-row>
        <table:table-row table:style-name="ro8">
          <table:table-cell table:style-name="ce5" office:value-type="string" calcext:value-type="string">
            <text:p>Estudiante</text:p>
          </table:table-cell>
          <table:table-cell table:style-name="ce10" office:value-type="string" calcext:value-type="string">
            <text:p>Conceptos introductorios a la programación (lenguaje, programa, fases de creaciòn de un programa, traducción de un programa), notas de clase→ Indicador (B)</text:p>
          </table:table-cell>
          <table:table-cell table:style-name="ce10" office:value-type="string" calcext:value-type="string">
            <text:p>Mapa elementos del lenguaje c→ Indicador (B)</text:p>
          </table:table-cell>
          <table:table-cell table:style-name="ce10" office:value-type="string" calcext:value-type="string">
            <text:p>Promedio Indicador A</text:p>
          </table:table-cell>
          <table:table-cell table:style-name="ce10" office:value-type="string" calcext:value-type="string">
            <text:p>Promedio indicador B</text:p>
          </table:table-cell>
          <table:table-cell table:style-name="ce10" office:value-type="string" calcext:value-type="string">
            <text:p>Promedio indicador E</text:p>
          </table:table-cell>
          <table:table-cell table:style-name="ce10" office:value-type="string" calcext:value-type="string">
            <text:p>Promedio indicador F</text:p>
          </table:table-cell>
          <table:table-cell table:style-name="ce10" office:value-type="string" calcext:value-type="string">
            <text:p>Calificación de la unidad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0:.C40])/2)*[.K$29]/1)" office:value-type="float" office:value="9" calcext:value-type="float">
            <text:p>9</text:p>
          </table:table-cell>
          <table:table-cell table:style-name="ce5" table:formula="of:=([.B40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0:.G40])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12" office:value-type="float" office:value="100" calcext:value-type="float">
            <text:p>100</text:p>
          </table:table-cell>
          <table:table-cell table:style-name="ce5"/>
          <table:table-cell table:style-name="ce12" office:value-type="float" office:value="10" calcext:value-type="float">
            <text:p>10</text:p>
          </table:table-cell>
          <table:table-cell table:style-name="ce5" table:formula="of:=((SUM([.B41:.C41])/2)*[.K$29]/1)" office:value-type="float" office:value="5" calcext:value-type="float">
            <text:p>5</text:p>
          </table:table-cell>
          <table:table-cell table:style-name="ce5" table:formula="of:=([.B41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1:.G41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2:.C42])/2)*[.K$29]/1)" office:value-type="float" office:value="10" calcext:value-type="float">
            <text:p>10</text:p>
          </table:table-cell>
          <table:table-cell table:style-name="ce5" table:formula="of:=([.B42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2:.G42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3:.C43])/2)*[.K$29]/1)" office:value-type="float" office:value="10" calcext:value-type="float">
            <text:p>10</text:p>
          </table:table-cell>
          <table:table-cell table:style-name="ce5" table:formula="of:=([.B43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3:.G43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style-name="ce12" office:value-type="float" office:value="100" calcext:value-type="float">
            <text:p>100</text:p>
          </table:table-cell>
          <table:table-cell table:style-name="ce5"/>
          <table:table-cell table:style-name="ce12" office:value-type="float" office:value="10" calcext:value-type="float">
            <text:p>10</text:p>
          </table:table-cell>
          <table:table-cell table:style-name="ce5" table:formula="of:=((SUM([.B44:.C44])/2)*[.K$29]/1)" office:value-type="float" office:value="5" calcext:value-type="float">
            <text:p>5</text:p>
          </table:table-cell>
          <table:table-cell table:style-name="ce5" table:formula="of:=([.B44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4:.G44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lafox Prado Cecilia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5:.C45])/2)*[.K$29]/1)" office:value-type="float" office:value="10" calcext:value-type="float">
            <text:p>10</text:p>
          </table:table-cell>
          <table:table-cell table:style-name="ce5" table:formula="of:=([.B45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5:.G45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6:.C46])/2)*[.K$29]/1)" office:value-type="float" office:value="10" calcext:value-type="float">
            <text:p>10</text:p>
          </table:table-cell>
          <table:table-cell table:style-name="ce5" table:formula="of:=([.B46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6:.G46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e la Cruz Mejìa <text:s/>Efraín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7:.C47])/2)*[.K$29]/1)" office:value-type="float" office:value="10" calcext:value-type="float">
            <text:p>10</text:p>
          </table:table-cell>
          <table:table-cell table:style-name="ce5" table:formula="of:=([.B47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7:.G47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8:.C48])/2)*[.K$29]/1)" office:value-type="float" office:value="10" calcext:value-type="float">
            <text:p>10</text:p>
          </table:table-cell>
          <table:table-cell table:style-name="ce5" table:formula="of:=([.B48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8:.G48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ndrade Salamanca Kimberly Alexa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9:.C49])/2)*[.K$29]/1)" office:value-type="float" office:value="10" calcext:value-type="float">
            <text:p>10</text:p>
          </table:table-cell>
          <table:table-cell table:style-name="ce5" table:formula="of:=([.B49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9:.G49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50:.C50])/2)*[.K$29]/1)" office:value-type="float" office:value="5" calcext:value-type="float">
            <text:p>5</text:p>
          </table:table-cell>
          <table:table-cell table:style-name="ce5" table:formula="of:=([.B50]*[.K$30])/1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12" table:formula="of:=SUM([.D50:.G50])" office:value-type="float" office:value="95" calcext:value-type="float">
            <text:p>95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7" office:value-type="string" calcext:value-type="string" table:number-columns-spanned="10" table:number-rows-spanned="1">
            <text:p>A. Se adapta a situaciones y contextos complejos. Participa activamente en las dinámicas de equipo e individuales (lecturas comentadas) y</text:p>
            <text:p> lluvias de ideas.</text:p>
            <text:p><text:span text:style-name="T1">Participa en las actividades de clase, propuestas por el asesor.</text:span></text:p>
          </table:table-cell>
          <table:covered-table-cell table:style-name="Default"/>
          <table:covered-table-cell table:number-columns-repeated="8"/>
          <table:table-cell table:style-name="ce19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 table:number-columns-spanned="10" table:number-rows-spanned="1">
            <text:p>B. Hace aportaciones a las actividades académicas desarrolladas. Aporta ideas y conceptos relevantes sobre los temas a discutir en clase.</text:p>
            <text:p><text:span text:style-name="T1">Aporta ideas claras y coherentes en las plenarias y lluvia de ideas llevadas a cabo en la clase presencial.</text:span></text:p>
            <text:p><text:span text:style-name="T1">Toma notas y analiza los recursos literarios acerca de los temas de la unidad.</text:span></text:p>
            <text:p><text:span text:style-name="T1">Trabaja en forma individual y colaborativa con sus pares</text:span></text:p>
          </table:table-cell>
          <table:covered-table-cell table:number-columns-repeated="9"/>
          <table:table-cell table:style-name="ce19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 table:number-columns-spanned="10" table:number-rows-spanned="1">
            <text:p>E. Incorpora conocimientos y actividades interdisciplinarias en su aprendizaje. </text:p>
            <text:p><text:span text:style-name="T1">Ejercicios operadores (lógicos,  aritméticos y relaciones)</text:span></text:p>
            <text:p><text:span text:style-name="T1">Ejercicios de expresiones en lenguaje c</text:span></text:p>
            <text:p><text:span text:style-name="T1">Ejercicios  selectiva simple</text:span></text:p>
            <text:p><text:span text:style-name="T1">Ejercicios  selectiva doble</text:span></text:p>
            <text:p><text:span text:style-name="T1">Ejercicios selectiva Múltiple</text:span></text:p>
            <text:p><text:span text:style-name="T1">Ejercicios sentencia mientras</text:span></text:p>
            <text:p><text:span text:style-name="T1">Ejercicios  hacer mientras</text:span></text:p>
            <text:p><text:span text:style-name="T1">Ejercicios para / desde</text:span></text:p>
          </table:table-cell>
          <table:covered-table-cell table:number-columns-repeated="9"/>
          <table:table-cell table:style-name="ce19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12">
          <table:table-cell table:style-name="ce8" office:value-type="string" calcext:value-type="string" table:number-columns-spanned="10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9"/>
          <table:table-cell table:style-name="ce19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1" table:formula="of:=SUM([.K55:.K58])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3">
          <table:table-cell table:style-name="ce5" office:value-type="string" calcext:value-type="string">
            <text:p>Estudiante</text:p>
          </table:table-cell>
          <table:table-cell table:style-name="ce10" office:value-type="string" calcext:value-type="string">
            <text:p>Codificación de ejercicios de control de flujo</text:p>
          </table:table-cell>
          <table:table-cell table:style-name="ce10" office:value-type="string" calcext:value-type="string">
            <text:p>If-else (parte II, 5 EJERCICIOS) ancona</text:p>
          </table:table-cell>
          <table:table-cell table:style-name="ce10" office:value-type="string" calcext:value-type="string">
            <text:p>If anidada</text:p>
          </table:table-cell>
          <table:table-cell table:style-name="ce10" office:value-type="string" calcext:value-type="string">
            <text:p>Switch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Do-while</text:p>
          </table:table-cell>
          <table:table-cell table:style-name="ce10" office:value-type="string" calcext:value-type="string">
            <text:p>Promedio indicador E</text:p>
          </table:table-cell>
          <table:table-cell table:style-name="ce10" office:value-type="string" calcext:value-type="string">
            <text:p>Promedio indicador A</text:p>
          </table:table-cell>
          <table:table-cell table:style-name="ce10" office:value-type="string" calcext:value-type="string">
            <text:p>Promedio indicador B</text:p>
          </table:table-cell>
          <table:table-cell table:style-name="ce10" office:value-type="string" calcext:value-type="string">
            <text:p>Promedio indicador F</text:p>
          </table:table-cell>
          <table:table-cell table:style-name="ce22" office:value-type="string" calcext:value-type="string">
            <text:p>Promedio de la unidad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5" table:number-columns-repeated="2"/>
          <table:table-cell table:style-name="ce14" table:formula="of:=100/3*1" office:value-type="float" office:value="33.3333333333333" calcext:value-type="float">
            <text:p>33</text:p>
          </table:table-cell>
          <table:table-cell table:style-name="ce13" table:formula="of:=100/5*4" office:value-type="float" office:value="80" calcext:value-type="float">
            <text:p>80</text:p>
          </table:table-cell>
          <table:table-cell table:style-name="ce15" table:formula="of:=100/3*1" office:value-type="float" office:value="33.3333333333333" calcext:value-type="float">
            <text:p>33</text:p>
          </table:table-cell>
          <table:table-cell table:style-name="ce17" table:formula="of:=100/3*2" office:value-type="float" office:value="66.6666666666667" calcext:value-type="float">
            <text:p>67</text:p>
          </table:table-cell>
          <table:table-cell table:style-name="ce17" table:formula="of:=SUM([.B68:.G68])/6*[.K$57]/[.K$59]" office:value-type="float" office:value="24.8888888888889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68:.K68])" office:value-type="float" office:value="54.8888888888889" calcext:value-type="float">
            <text:p>55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Default"/>
          <table:table-cell table:style-name="ce5"/>
          <table:table-cell table:style-name="ce12"/>
          <table:table-cell table:style-name="ce5"/>
          <table:table-cell table:style-name="ce20" table:formula="of:=SUM([.B69:.G69])/6*[.K$57]/[.K$59]" office:value-type="float" office:value="11.6666666666667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69:.K69])" office:value-type="float" office:value="41.6666666666667" calcext:value-type="float">
            <text:p>4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5" table:number-columns-repeated="2"/>
          <table:table-cell table:style-name="ce13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20" table:formula="of:=SUM([.B70:.G70])/6*[.K$57]/[.K$59]" office:value-type="float" office:value="46.6666666666667" calcext:value-type="float">
            <text:p>47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70:.K70])" office:value-type="float" office:value="76.6666666666667" calcext:value-type="float">
            <text:p>7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00/4*3" office:value-type="float" office:value="75" calcext:value-type="float">
            <text:p>75</text:p>
          </table:table-cell>
          <table:table-cell table:style-name="ce5" office:value-type="float" office:value="100" calcext:value-type="float">
            <text:p>100</text:p>
          </table:table-cell>
          <table:table-cell table:style-name="ce16" table:formula="of:=100/3*2" office:value-type="float" office:value="66.6666666666667" calcext:value-type="float">
            <text:p>67</text:p>
          </table:table-cell>
          <table:table-cell table:style-name="ce18" table:formula="of:=100/3*2" office:value-type="float" office:value="66.6666666666667" calcext:value-type="float">
            <text:p>67</text:p>
          </table:table-cell>
          <table:table-cell table:style-name="ce20" table:formula="of:=SUM([.B71:.G71])/6*[.K$57]/[.K$59]" office:value-type="float" office:value="47.6388888888889" calcext:value-type="float">
            <text:p>48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71:.K71])" office:value-type="float" office:value="77.6388888888889" calcext:value-type="float">
            <text:p>78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13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20" table:formula="of:=SUM([.B72:.G72])/6*[.K$57]/[.K$59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72:.K72]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alafox Prado Cecilia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2" office:value-type="float" office:value="80" calcext:value-type="float">
            <text:p>80</text:p>
          </table:table-cell>
          <table:table-cell table:style-name="ce18" table:formula="of:=100/3*2" office:value-type="float" office:value="66.6666666666667" calcext:value-type="float">
            <text:p>67</text:p>
          </table:table-cell>
          <table:table-cell table:style-name="ce20" table:formula="of:=SUM([.B73:.G73])/6*[.K$57]/[.K$59]" office:value-type="float" office:value="52.1111111111111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73:.K73])" office:value-type="float" office:value="82.1111111111111" calcext:value-type="float">
            <text:p>8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6" table:formula="of:=100/3*2" office:value-type="float" office:value="66.6666666666667" calcext:value-type="float">
            <text:p>67</text:p>
          </table:table-cell>
          <table:table-cell table:style-name="ce16" table:formula="of:=100/3*2" office:value-type="float" office:value="66.6666666666667" calcext:value-type="float">
            <text:p>67</text:p>
          </table:table-cell>
          <table:table-cell table:style-name="ce20" table:formula="of:=SUM([.B74:.G74])/6*[.K$57]/[.K$59]" office:value-type="float" office:value="62.2222222222222" calcext:value-type="float">
            <text:p>62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74:.K74])" office:value-type="float" office:value="92.2222222222222" calcext:value-type="float">
            <text:p>9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De la Cruz Mejìa <text:s/>Efraí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7" table:formula="of:=100/3*2" office:value-type="float" office:value="66.66666666666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SUM([.B75:.G75])/6*[.K$57]/[.K$59]" office:value-type="float" office:value="28.7777777777778" calcext:value-type="float">
            <text:p>29</text:p>
          </table:table-cell>
          <table:table-cell table:number-columns-repeated="3" table:style-name="ce17" office:value-type="float" office:value="10" calcext:value-type="float">
            <text:p>10</text:p>
          </table:table-cell>
          <table:table-cell table:style-name="ce24" table:formula="of:=SUM([.H75:.K75])" office:value-type="float" office:value="58.7777777777778" calcext:value-type="float">
            <text:p>59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style-name="ce17" table:number-columns-repeated="2"/>
          <table:table-cell table:style-name="ce17" table:formula="of:=SUM([.B76:.G76])/6*[.K$57]/[.K$59]" office:value-type="float" office:value="11.6666666666667" calcext:value-type="float">
            <text:p>12</text:p>
          </table:table-cell>
          <table:table-cell table:number-columns-repeated="3" table:style-name="ce17" office:value-type="float" office:value="10" calcext:value-type="float">
            <text:p>10</text:p>
          </table:table-cell>
          <table:table-cell table:style-name="ce24" table:formula="of:=SUM([.H76:.K76])" office:value-type="float" office:value="41.6666666666667" calcext:value-type="float">
            <text:p>4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Andrade Salamanca Kimberly Alexandra</text:p>
          </table:table-cell>
          <table:table-cell table:number-columns-repeated="4" table:style-name="ce13" office:value-type="float" office:value="100" calcext:value-type="float">
            <text:p>100</text:p>
          </table:table-cell>
          <table:table-cell table:number-columns-repeated="2" table:style-name="ce17" office:value-type="float" office:value="100" calcext:value-type="float">
            <text:p>100</text:p>
          </table:table-cell>
          <table:table-cell table:style-name="ce17" table:formula="of:=SUM([.B77:.G77])/6*[.K$57]/[.K$59]" office:value-type="float" office:value="46.6666666666667" calcext:value-type="float">
            <text:p>47</text:p>
          </table:table-cell>
          <table:table-cell table:number-columns-repeated="3" table:style-name="ce17" office:value-type="float" office:value="10" calcext:value-type="float">
            <text:p>10</text:p>
          </table:table-cell>
          <table:table-cell table:style-name="ce24" table:formula="of:=SUM([.H77:.K77])" office:value-type="float" office:value="76.6666666666667" calcext:value-type="float">
            <text:p>7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5" table:number-columns-repeated="4"/>
          <table:table-cell table:style-name="ce17" table:number-columns-repeated="2"/>
          <table:table-cell table:style-name="ce17" table:formula="of:=SUM([.B78:.G78])/6*[.K$57]/[.K$59]" office:value-type="float" office:value="0" calcext:value-type="float">
            <text:p>0</text:p>
          </table:table-cell>
          <table:table-cell table:number-columns-repeated="3" table:style-name="ce17" office:value-type="float" office:value="10" calcext:value-type="float">
            <text:p>10</text:p>
          </table:table-cell>
          <table:table-cell table:style-name="ce24" table:formula="of:=SUM([.H78:.K78])" office:value-type="float" office:value="30" calcext:value-type="float">
            <text:p>30</text:p>
          </table:table-cell>
          <table:table-cell table:number-columns-repeated="1012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 style:data-style-name="N2" text:time-value="11:45:54.7570116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6:06:11.538920399</meta:creation-date>
    <dc:date>2018-11-08T12:07:19.246926616</dc:date>
    <meta:editing-duration>PT10H13M53S</meta:editing-duration>
    <meta:editing-cycles>69</meta:editing-cycles>
    <meta:generator>LibreOffice/5.1.6.2$Linux_X86_64 LibreOffice_project/10m0$Build-2</meta:generator>
    <meta:document-statistic meta:table-count="1" meta:cell-count="361" meta:object-count="0"/>
  </office:meta>
</office:document-meta>
</file>